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Verdana" fo:font-size="13pt" fo:font-weight="normal" style:font-size-asian="13pt" style:font-weight-asian="normal" style:font-size-complex="13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Übung Links/Verweise</text:p>
      <text:p text:style-name="P1"/>
      <text:p text:style-name="P2">1. Legen Sie unter Documents 2 weitere Ordner an (LPIC-2, LPIC-3)<text:line-break/><text:line-break/>2. Legen Sie unter Documents eine Datei mit dem Text dieser Übung an und nennen sie „Welt“ und eine leere Datei mit Namen „Welt2“<text:line-break/><text:line-break/>3. Jetzt möchten Sie die Dateien „Welt“ und „Welt2“auch in Ihren 2 neuen Ordnern verfügbar haben. Setzten Sie dazu sinnvolle Links</text:p>
      <text:p text:style-name="P2"><text:line-break/>4. Wechseln Sie in Ordner LPIC-2 und prüfen ob es geklappt hat :)<text:line-break/>Löschen Sie nun den Link auf „Welt2“ und erstellen aus LPIC-2 heraus einen symbolischen Link auf „Welt2“<text:line-break/><text:line-break/>5. Verlinken Sie jetzt die Ordner LPIC-1 und LPIC-3 in LPIC-2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7-17T14:47:52.12</meta:creation-date>
    <dc:date>2019-07-18T07:29:28.17</dc:date>
    <meta:editing-duration>PT32M29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1" meta:paragraph-count="3" meta:word-count="99" meta:character-count="583"/>
  </office:meta>
</office:document-meta>
</file>